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el" svg:font-family="Mael" style:font-family-generic="roman" style:font-pitch="variable"/>
    <style:font-face style:name="Mael1" svg:font-family="Mae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text-properties style:font-name="Mael" style:font-name-asian="Mael1" style:font-name-complex="Mael1"/>
    </style:style>
    <style:style style:name="P2" style:family="paragraph" style:parent-style-name="normal" style:master-page-name="Standard">
      <style:paragraph-properties style:page-number="1"/>
      <style:text-properties style:font-name="Mael" style:font-name-asian="Mael1" style:font-name-complex="Mael1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6" style:family="paragraph" style:parent-style-name="normal">
      <style:paragraph-properties fo:margin-left="1.27cm" fo:margin-right="0cm" fo:text-indent="0cm" style:auto-text-indent="false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8" style:family="paragraph" style:parent-style-name="normal">
      <style:text-properties style:text-underline-style="solid" style:text-underline-width="auto" style:text-underline-color="font-color"/>
    </style:style>
    <style:style style:name="P9" style:family="paragraph" style:parent-style-name="normal">
      <style:paragraph-properties fo:margin-top="0.423cm" fo:margin-bottom="0.423cm" style:contextual-spacing="false" fo:line-height="115%"/>
    </style:style>
    <style:style style:name="P10" style:family="paragraph" style:parent-style-name="normal">
      <style:paragraph-properties fo:margin-top="0.423cm" fo:margin-bottom="0.423cm" style:contextual-spacing="false" fo:line-height="115%"/>
      <style:text-properties fo:color="#ff0000" loext:opacity="100%" style:font-name="Arial" style:font-name-asian="Arial1" style:font-name-complex="Arial1"/>
    </style:style>
    <style:style style:name="P11" style:family="paragraph" style:parent-style-name="normal">
      <style:paragraph-properties fo:margin-top="0.423cm" fo:margin-bottom="0.423cm" style:contextual-spacing="false" fo:line-height="115%"/>
      <style:text-properties fo:color="#000000" loext:opacity="100%" fo:font-weight="bold" officeooo:rsid="001db7c4" officeooo:paragraph-rsid="001db7c4" style:font-weight-asian="bold" style:font-weight-complex="bold"/>
    </style:style>
    <style:style style:name="P12" style:family="paragraph" style:parent-style-name="normal">
      <style:paragraph-properties fo:margin-top="0.423cm" fo:margin-bottom="0.423cm" style:contextual-spacing="false" fo:line-height="115%"/>
      <style:text-properties fo:color="#000000" loext:opacity="100%" style:font-name="Arial" fo:font-weight="bold" officeooo:rsid="001db7c4" officeooo:paragraph-rsid="001db7c4" style:font-name-asian="Arial1" style:font-weight-asian="bold" style:font-name-complex="Arial1" style:font-weight-complex="bold"/>
    </style:style>
    <style:style style:name="T1" style:family="text">
      <style:text-properties style:font-name="Mael" style:font-name-asian="Mael1" style:font-name-complex="Mael1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Liberation Serif1" style:font-size-asian="12pt" style:font-style-asian="normal" style:font-weight-asian="bold" style:font-name-complex="Liberation Serif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style:font-name="Arial" style:font-name-asian="Arial1" style:font-name-complex="Arial1"/>
    </style:style>
    <style:style style:name="T9" style:family="text">
      <style:text-properties fo:color="#434343" loext:opacity="100%" style:font-name="Arial" style:font-name-asian="Arial1" style:font-name-complex="Arial1"/>
    </style:style>
    <style:style style:name="T10" style:family="text">
      <style:text-properties style:font-name="Arial" style:font-name-asian="Arial1" style:font-name-complex="Arial1"/>
    </style:style>
    <style:style style:name="T11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Title">Enunciado proyecto base de datos <text:span text:style-name="T1">Mediver</text:span></text:p>
      <text:p text:style-name="P1"/>
      <text:p text:style-name="normal"><text:span text:style-name="T1">M</text:span>ediver , una empresa de mediadores comunicativos , quiere tener una aplicación para llevar un control sobre los usuarios a los que atienden . Los usuarios que acceden a estos servicios son becados por entidades gubernamentales .</text:p>
      <text:p text:style-name="normal"/>
      <text:p text:style-name="normal">Los usuarios tienen asignado varios mediadores .</text:p>
      <text:p text:style-name="normal"/>
      <text:p text:style-name="normal">Los mediadores tienen una metodología que siguen para crear actividades personalizadas para los usuarios . Cada mediador trabaja con varios usuarios . También tienen una experiencia .</text:p>
      <text:p text:style-name="normal"/>
      <text:p text:style-name="normal">Como los mediadores no pueden diagnosticar , siguen un informe de un equipo multidisciplinar (diferentes profesionales especialistas en las diferentes patologías del usuario).</text:p>
      <text:p text:style-name="normal"/>
      <text:p text:style-name="normal">Cada actividad tiene unos materiales y una durabilidad según las necesidades específicas del usuario .</text:p>
      <text:p text:style-name="normal"/>
      <text:p text:style-name="normal">Las actividades son realizadas en aulas.</text:p>
      <text:p text:style-name="P3"/>
      <text:p text:style-name="normal"/>
      <text:p text:style-name="normal"><text:span text:style-name="T2">Funcionalidad :</text:span></text:p>
      <text:p text:style-name="normal"/>
      <text:list xml:id="list1237664665" text:style-name="WWNum1">
        <text:list-item>
          <text:p text:style-name="P5">Se necesita saber los datos de cada usuario .</text:p>
        </text:list-item>
      </text:list>
      <text:p text:style-name="P6"/>
      <text:list xml:id="list164759617028292" text:continue-numbering="true" text:style-name="WWNum1">
        <text:list-item>
          <text:p text:style-name="P5">Se necesita saber los datos de cada mediador , así como su experiencia y los usuarios que tienen a su cargo .</text:p>
        </text:list-item>
      </text:list>
      <text:p text:style-name="P6"/>
      <text:list xml:id="list164758764582370" text:continue-numbering="true" text:style-name="WWNum1">
        <text:list-item>
          <text:p text:style-name="P5"><text:span text:style-name="T3">Se quiere saber la metodología que </text:span>tiene cada mediador<text:span text:style-name="T3"> .</text:span></text:p>
        </text:list-item>
      </text:list>
      <text:p text:style-name="normal"/>
      <text:list xml:id="list164758165298455" text:continue-numbering="true" text:style-name="WWNum1">
        <text:list-item>
          <text:p text:style-name="P5">De cada actividad , <text:s/>los materiales y una breve descripción .</text:p>
        </text:list-item>
      </text:list>
      <text:p text:style-name="P6"/>
      <text:list xml:id="list164758325204842" text:continue-numbering="true" text:style-name="WWNum1">
        <text:list-item>
          <text:p text:style-name="P5">Hay que obtener qué aulas se están utilizando y el nombre o identificador del mediador que las utiliza (hora, día y mediador) .</text:p>
        </text:list-item>
      </text:list>
      <text:p text:style-name="normal"/>
      <text:p text:style-name="normal"/>
      <text:p text:style-name="normal"/>
      <text:p text:style-name="normal"/>
      <text:p text:style-name="P7"><text:span text:style-name="T4">OPINIONES / SUGERENCIAS :</text:span></text:p>
      <text:p text:style-name="P4"/>
      <text:p text:style-name="P7"><text:span text:style-name="T6">30-3-2022 Luis ¿se puede saber lo que ha pagado un usuario en los últimos 12 meses?</text:span></text:p>
      <text:p text:style-name="P7"><text:span text:style-name="T5">30-3-2022 Nazareth : Este proyecto está orientado a controlar de algún modo el trabajo de los mediadores por lo que, esa parte no existiría en este proyecto. Los usuarios están “becados” por organizaciones gubernamentales. Según sus características , a nivel de unidad familiar y economía, entran en un programa y si cumplen los requisitos acceden a nuestros servicios.</text:span></text:p>
      <text:p text:style-name="P8"/>
      <text:p text:style-name="normal"><text:span text:style-name="T7">07-4-2022 ATRIUM ¿Se podría saber que materiales hay en cada aula?</text:span></text:p>
      <text:p text:style-name="P9"><text:soft-page-break/><text:span text:style-name="T9">08-04-22 Nazareth : No , lo que sí se puede saber es qué materiales tiene cada actividad, decidimos que la gestión de los materiales daría lugar a demasiados problemas que eran ajenos a nuestra administración de la aplicación.</text:span></text:p>
      <text:p text:style-name="normal"><text:span text:style-name="T7">07-4-2022 ATRIUM ¿Se podría realizar una consulta por la que los mediadores accedan a los expedientes de los usuarios?</text:span></text:p>
      <text:p text:style-name="normal"/>
      <text:p text:style-name="normal">Si, dado que las tablas de Mediadores y usuarios están relacionadas, por lo que el acceso al expediente del usuario estará permitido.</text:p>
      <text:p text:style-name="P11"><text:span text:style-name="T10">09-05-2022 Nazareth . Se responde a esta consulta en el archivo 05-consultas</text:span></text:p>
      <text:p text:style-name="normal"/>
      <text:p text:style-name="normal"><text:span text:style-name="T7">08-04-22 Protectora: ¿Puede un usuario cambiar de mediador o siempre sería el mismo?</text:span></text:p>
      <text:p text:style-name="normal">08-04-22<text:span text:style-name="T7"> </text:span>Nazareth :Un usuario puede tener varios mediadores y un mediador puede tener varios usuarios</text:p>
      <text:p text:style-name="P9"><text:span text:style-name="T8">08-04-22 Protectora: ¿La durabilidad de las actividades es fija siempre o está sujeta a cambios con el tiempo?</text:span></text:p>
      <text:p text:style-name="normal">08-04-22<text:span text:style-name="T7"> </text:span>Nazareth : No , la durabilidad de las actividades sería fija . Las actividades dependen de la planificación que lleven los mediadores con los usuarios</text:p>
      <text:p text:style-name="P9"><text:span text:style-name="T8">27-04-2022 Luis: es necesario poder saber todos los usuarios en cuya patología está relacionada con el “deterioro cognitivo”.</text:span></text:p>
      <text:p text:style-name="P9"><text:span text:style-name="T10">Si, dado que la tabla usuarios dispone del campo “patologías”, también se podría acceder a la descripción de dicha patología enlazando las tablas “usuarios-expedientes”.</text:span></text:p>
      <text:p text:style-name="P12">09-05-2022 Nazareth . Se responde a esta consulta en el archivo 05-consultas</text:p>
      <text:p text:style-name="P9"><text:span text:style-name="T8">27-04-2022 Luis: en la tabla actividades se cortan las denominaciones. Hay que revisarlo y corregirlo</text:span></text:p>
      <text:p text:style-name="P10"/>
      <text:p text:style-name="P9"><text:span text:style-name="T8">27-04-2022 Luis: es necesario saber qué mediadores han realizado la actividad “Pasarela”.</text:span></text:p>
      <text:p text:style-name="P11"><text:span text:style-name="T10">09-05-2022 Nazareth . Se responde a esta consulta en el archivo 05-consultas</text:span></text:p>
      <text:p text:style-name="P10"/>
      <text:p text:style-name="P10"/>
      <text:p text:style-name="P9"><text:span text:style-name="T8">27-04-2022 Luis: es necesario saber qué mediadores han atendido a la usuaria “Elsa Moreno Nieto”.</text:span></text:p>
      <text:p text:style-name="P11"><text:span text:style-name="T10">09-05-2022 Nazareth . Se responde a esta consulta en el archivo 05-consult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el" svg:font-family="Mael" style:font-family-generic="roman" style:font-pitch="variable"/>
    <style:font-face style:name="Mael1" svg:font-family="Mae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16:42:50.626000000</dc:date>
    <meta:editing-duration>PT2M33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3" meta:word-count="575" meta:character-count="3594" meta:non-whitespace-character-count="3056"/>
  </office:meta>
</office:document-meta>
</file>